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Verdana2" fo:font-size="9pt" style:font-size-asian="9pt" style:font-size-complex="9pt"/>
    </style:style>
    <style:style style:name="P2" style:family="paragraph" style:parent-style-name="Standard">
      <style:paragraph-properties fo:text-align="center" style:justify-single-word="false"/>
      <style:text-properties style:font-name="Verdana2" fo:font-size="14pt" fo:font-style="normal"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style:font-name="Verdana2"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center" style:justify-single-word="false"/>
      <style:text-properties style:font-name="Verdana2" fo:font-size="15pt" fo:font-style="normal" fo:font-weight="bold" style:font-size-asian="15pt" style:font-style-asian="normal" style:font-weight-asian="bold" style:font-size-complex="15pt" style:font-style-complex="normal" style:font-weight-complex="bold"/>
    </style:style>
    <style:style style:name="P5" style:family="paragraph" style:parent-style-name="Standard">
      <style:paragraph-properties fo:text-align="center" style:justify-single-word="false"/>
      <style:text-properties style:font-name="Verdana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Verdana2" fo:font-size="13pt" fo:font-style="normal" fo:font-weight="normal"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center" style:justify-single-word="false"/>
      <style:text-properties style:font-name="Verdana2" fo:font-size="13pt" fo:language="en" fo:country="US" fo:font-style="normal" fo:font-weight="normal" style:font-size-asian="11.3500003814697pt" style:font-style-asian="normal" style:font-weight-asian="normal" style:font-size-complex="13pt" style:font-style-complex="normal"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Verdana2" fo:font-weight="normal" style:font-weight-asian="normal" style:font-weight-complex="normal"/>
    </style:style>
    <style:style style:name="P10" style:family="paragraph" style:parent-style-name="Text_20_body">
      <style:paragraph-properties fo:text-align="end" style:justify-single-word="false"/>
      <style:text-properties style:font-name="Verdana2" fo:font-weight="normal" style:font-weight-asian="normal" style:font-weight-complex="normal"/>
    </style:style>
    <style:style style:name="P11" style:family="paragraph" style:parent-style-name="Text_20_body">
      <style:paragraph-properties fo:text-align="end" style:justify-single-word="false"/>
      <style:text-properties style:font-name="Verdana2" style:text-underline-style="solid" style:text-underline-width="auto" style:text-underline-color="font-color" fo:font-weight="normal" style:font-weight-asian="normal" style:font-weight-complex="normal"/>
    </style:style>
    <style:style style:name="P12" style:family="paragraph" style:parent-style-name="Text_20_body">
      <style:paragraph-properties fo:text-align="end" style:justify-single-word="false"/>
      <style:text-properties style:font-name="Verdana2" style:text-underline-style="none" fo:font-weight="normal" style:font-weight-asian="normal" style:font-weight-complex="normal"/>
    </style:style>
    <style:style style:name="P13" style:family="paragraph" style:parent-style-name="Text_20_body">
      <style:paragraph-properties fo:text-align="end" style:justify-single-word="false"/>
      <style:text-properties fo:font-weight="normal" style:font-weight-asian="normal" style:font-weight-complex="normal"/>
    </style:style>
    <style:style style:name="P14" style:family="paragraph" style:parent-style-name="Standard" style:master-page-name="First_20_Page">
      <style:paragraph-properties fo:text-align="center" style:justify-single-word="false" style:page-number="auto"/>
      <style:text-properties style:font-name="Verdana2"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master-page-name="First_20_Page">
      <style:paragraph-properties fo:text-align="start" style:justify-single-word="false" style:page-number="auto" fo:break-before="page"/>
      <style:text-properties style:font-name="Verdana2" fo:font-size="13pt" fo:language="en" fo:country="US" fo:font-style="normal" fo:font-weight="normal" style:font-size-asian="11.3500003814697pt" style:font-style-asian="normal" style:font-weight-asian="normal" style:font-size-complex="13pt" style:font-style-complex="normal" style:font-weight-complex="normal"/>
    </style:style>
    <style:style style:name="P16" style:family="paragraph" style:parent-style-name="Text_20_body" style:master-page-name="Abstrakt">
      <style:paragraph-properties fo:text-align="end" style:justify-single-word="false" style:page-number="auto"/>
      <style:text-properties style:font-name="Verdana2" fo:font-weight="normal" style:font-weight-asian="normal" style:font-weight-complex="normal"/>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text-properties officeooo:paragraph-rsid="00118c05"/>
    </style:style>
    <style:style style:name="P31" style:family="paragraph" style:parent-style-name="Text_20_body" style:list-style-name="L14">
      <style:text-properties officeooo:paragraph-rsid="00118c05"/>
    </style:style>
    <style:style style:name="P32" style:family="paragraph" style:parent-style-name="Text_20_body">
      <style:text-properties officeooo:paragraph-rsid="00139072"/>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officeooo:paragraph-rsid="0014e328"/>
    </style:style>
    <style:style style:name="P35" style:family="paragraph" style:parent-style-name="Text_20_body">
      <style:paragraph-properties fo:text-align="start" style:justify-single-word="false"/>
      <style:text-properties officeooo:paragraph-rsid="001cd583"/>
    </style:style>
    <style:style style:name="P36" style:family="paragraph" style:parent-style-name="Text_20_body">
      <style:text-properties officeooo:paragraph-rsid="0019acb2"/>
    </style:style>
    <style:style style:name="P37" style:family="paragraph" style:parent-style-name="Text_20_body">
      <style:text-properties officeooo:paragraph-rsid="0024c926"/>
    </style:style>
    <style:style style:name="P38" style:family="paragraph" style:parent-style-name="Text_20_body">
      <style:text-properties officeooo:paragraph-rsid="0029e68c"/>
    </style:style>
    <style:style style:name="P39" style:family="paragraph" style:parent-style-name="Text_20_body">
      <style:text-properties officeooo:paragraph-rsid="002b8237"/>
    </style:style>
    <style:style style:name="P40" style:family="paragraph" style:parent-style-name="Text_20_body">
      <style:text-properties officeooo:paragraph-rsid="002d32e2"/>
    </style:style>
    <style:style style:name="P41" style:family="paragraph" style:parent-style-name="Text_20_body">
      <style:text-properties officeooo:paragraph-rsid="002f2a55"/>
    </style:style>
    <style:style style:name="P42" style:family="paragraph" style:parent-style-name="Text_20_body">
      <style:text-properties officeooo:paragraph-rsid="00300c08"/>
    </style:style>
    <style:style style:name="P43" style:family="paragraph" style:parent-style-name="Text_20_body">
      <style:text-properties officeooo:paragraph-rsid="00369975"/>
    </style:style>
    <style:style style:name="P44" style:family="paragraph" style:parent-style-name="Text_20_body">
      <style:text-properties officeooo:paragraph-rsid="003c1adf"/>
    </style:style>
    <style:style style:name="P45" style:family="paragraph" style:parent-style-name="Text_20_body" style:list-style-name="L15">
      <style:text-properties officeooo:paragraph-rsid="003c1adf"/>
    </style:style>
    <style:style style:name="P46" style:family="paragraph" style:parent-style-name="Text_20_body" style:list-style-name="L15">
      <style:text-properties officeooo:paragraph-rsid="003c689c"/>
    </style:style>
    <style:style style:name="P47" style:family="paragraph" style:parent-style-name="Text_20_body" style:list-style-name="L15">
      <style:text-properties officeooo:paragraph-rsid="003d6c17"/>
    </style:style>
    <style:style style:name="P48" style:family="paragraph" style:parent-style-name="Text_20_body" style:list-style-name="L15">
      <style:text-properties officeooo:paragraph-rsid="003e5700"/>
    </style:style>
    <style:style style:name="P49" style:family="paragraph" style:parent-style-name="Text_20_body" style:list-style-name="L15">
      <style:text-properties officeooo:paragraph-rsid="003e6b70"/>
    </style:style>
    <style:style style:name="P50" style:family="paragraph" style:parent-style-name="Text_20_body" style:list-style-name="L15">
      <style:text-properties officeooo:paragraph-rsid="003ee09d"/>
    </style:style>
    <style:style style:name="P51" style:family="paragraph" style:parent-style-name="Text_20_body">
      <style:text-properties officeooo:paragraph-rsid="004c08f0"/>
    </style:style>
    <style:style style:name="P52" style:family="paragraph" style:parent-style-name="Text_20_body">
      <style:text-properties officeooo:paragraph-rsid="004d56ce"/>
    </style:style>
    <style:style style:name="P53" style:family="paragraph" style:parent-style-name="Text_20_body">
      <style:text-properties officeooo:paragraph-rsid="005101a3"/>
    </style:style>
    <style:style style:name="P54" style:family="paragraph" style:parent-style-name="Text_20_body">
      <style:text-properties officeooo:paragraph-rsid="0054401d"/>
    </style:style>
    <style:style style:name="P55" style:family="paragraph" style:parent-style-name="Text_20_body">
      <style:text-properties officeooo:paragraph-rsid="005a3a7d"/>
    </style:style>
    <style:style style:name="P56" style:family="paragraph" style:parent-style-name="Text_20_body">
      <style:text-properties officeooo:paragraph-rsid="005c749e"/>
    </style:style>
    <style:style style:name="P57" style:family="paragraph" style:parent-style-name="Text_20_body">
      <style:text-properties officeooo:paragraph-rsid="0063a823"/>
    </style:style>
    <style:style style:name="P58" style:family="paragraph" style:parent-style-name="Text_20_body" style:list-style-name="L7">
      <style:paragraph-properties fo:margin-left="0.3cm" fo:margin-right="0cm" fo:text-indent="0cm" style:auto-text-indent="false"/>
    </style:style>
    <style:style style:name="P59" style:family="paragraph" style:parent-style-name="Contents_20_Heading" style:master-page-name="Index">
      <style:paragraph-properties style:page-number="auto" fo:break-before="page"/>
    </style:style>
    <style:style style:name="P60" style:family="paragraph" style:parent-style-name="Heading_20_1" style:master-page-name="Standard">
      <style:paragraph-properties style:page-number="1" fo:break-before="page"/>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034ec16"/>
    </style:style>
    <style:style style:name="P63" style:family="paragraph" style:parent-style-name="Heading_20_1">
      <style:paragraph-properties fo:break-before="page"/>
      <style:text-properties officeooo:paragraph-rsid="00385dd5"/>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Nadpis_20_1_20_-_20_mimo_20_obsah" style:master-page-name="Abstrakt">
      <style:paragraph-properties style:page-number="1"/>
      <style:text-properties fo:font-weight="bold" style:font-weight-asian="bold" style:font-weight-complex="bold"/>
    </style:style>
    <style:style style:name="P66" style:family="paragraph" style:parent-style-name="Nadpis_20_1_20_-_20_mimo_20_obsah" style:master-page-name="Abstrakt">
      <style:paragraph-properties style:page-number="auto"/>
      <style:text-properties fo:font-weight="bold" style:font-weight-asian="bold" style:font-weight-complex="bold"/>
    </style:style>
    <style:style style:name="P67" style:family="paragraph" style:parent-style-name="Heading_20_2">
      <style:text-properties officeooo:paragraph-rsid="002f2a55"/>
    </style:style>
    <style:style style:name="P68" style:family="paragraph" style:parent-style-name="Heading_20_2">
      <style:text-properties officeooo:paragraph-rsid="0042a743"/>
    </style:style>
    <style:style style:name="P69" style:family="paragraph" style:parent-style-name="Heading_20_3">
      <style:text-properties officeooo:paragraph-rsid="00118c05"/>
    </style:style>
    <style:style style:name="P70" style:family="paragraph" style:parent-style-name="Heading_20_3">
      <style:text-properties officeooo:paragraph-rsid="0012b48d"/>
    </style:style>
    <style:style style:name="P71" style:family="paragraph" style:parent-style-name="Heading_20_3">
      <style:text-properties officeooo:paragraph-rsid="0016729e"/>
    </style:style>
    <style:style style:name="P72" style:family="paragraph" style:parent-style-name="Heading_20_3">
      <style:text-properties officeooo:paragraph-rsid="0043686f"/>
    </style:style>
    <style:style style:name="P73" style:family="paragraph" style:parent-style-name="Heading_20_3">
      <style:text-properties officeooo:paragraph-rsid="00508837"/>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Verdana2" fo:font-size="9pt" style:font-size-asian="9pt" style:font-size-complex="9pt"/>
    </style:style>
    <style:style style:name="T2" style:family="text">
      <style:text-properties officeooo:rsid="00118c05"/>
    </style:style>
    <style:style style:name="T3" style:family="text">
      <style:text-properties officeooo:rsid="0012b48d"/>
    </style:style>
    <style:style style:name="T4" style:family="text">
      <style:text-properties officeooo:rsid="00139072"/>
    </style:style>
    <style:style style:name="T5" style:family="text">
      <style:text-properties officeooo:rsid="0013b0e1"/>
    </style:style>
    <style:style style:name="T6" style:family="text">
      <style:text-properties fo:language="sk" fo:country="SK" officeooo:rsid="0014e328"/>
    </style:style>
    <style:style style:name="T7" style:family="text">
      <style:text-properties fo:language="sk" fo:country="SK" officeooo:rsid="001cd583"/>
    </style:style>
    <style:style style:name="T8" style:family="text">
      <style:text-properties fo:language="en" fo:country="US" officeooo:rsid="0014e328"/>
    </style:style>
    <style:style style:name="T9" style:family="text">
      <style:text-properties officeooo:rsid="0016729e"/>
    </style:style>
    <style:style style:name="T10" style:family="text">
      <style:text-properties officeooo:rsid="00182590"/>
    </style:style>
    <style:style style:name="T11" style:family="text">
      <style:text-properties officeooo:rsid="0019acb2"/>
    </style:style>
    <style:style style:name="T12" style:family="text">
      <style:text-properties officeooo:rsid="001fba98"/>
    </style:style>
    <style:style style:name="T13" style:family="text">
      <style:text-properties officeooo:rsid="00210ca9"/>
    </style:style>
    <style:style style:name="T14" style:family="text">
      <style:text-properties officeooo:rsid="0022507c"/>
    </style:style>
    <style:style style:name="T15" style:family="text">
      <style:text-properties officeooo:rsid="0024c926"/>
    </style:style>
    <style:style style:name="T16" style:family="text">
      <style:text-properties officeooo:rsid="00263854"/>
    </style:style>
    <style:style style:name="T17" style:family="text">
      <style:text-properties officeooo:rsid="0027f5a5"/>
    </style:style>
    <style:style style:name="T18" style:family="text">
      <style:text-properties officeooo:rsid="0029e68c"/>
    </style:style>
    <style:style style:name="T19" style:family="text">
      <style:text-properties officeooo:rsid="002b8237"/>
    </style:style>
    <style:style style:name="T20" style:family="text">
      <style:text-properties officeooo:rsid="002d32e2"/>
    </style:style>
    <style:style style:name="T21" style:family="text">
      <style:text-properties officeooo:rsid="002f2a55"/>
    </style:style>
    <style:style style:name="T22" style:family="text">
      <style:text-properties officeooo:rsid="00300c08"/>
    </style:style>
    <style:style style:name="T23" style:family="text">
      <style:text-properties officeooo:rsid="0030d063"/>
    </style:style>
    <style:style style:name="T24" style:family="text">
      <style:text-properties officeooo:rsid="0032175e"/>
    </style:style>
    <style:style style:name="T25" style:family="text">
      <style:text-properties officeooo:rsid="0034ec16"/>
    </style:style>
    <style:style style:name="T26" style:family="text">
      <style:text-properties officeooo:rsid="00369975"/>
    </style:style>
    <style:style style:name="T27" style:family="text">
      <style:text-properties officeooo:rsid="00385dd5"/>
    </style:style>
    <style:style style:name="T28" style:family="text">
      <style:text-properties officeooo:rsid="003c1adf"/>
    </style:style>
    <style:style style:name="T29" style:family="text">
      <style:text-properties officeooo:rsid="003c689c"/>
    </style:style>
    <style:style style:name="T30" style:family="text">
      <style:text-properties officeooo:rsid="003d6c17"/>
    </style:style>
    <style:style style:name="T31" style:family="text">
      <style:text-properties officeooo:rsid="003e5700"/>
    </style:style>
    <style:style style:name="T32" style:family="text">
      <style:text-properties officeooo:rsid="003e6b70"/>
    </style:style>
    <style:style style:name="T33" style:family="text">
      <style:text-properties officeooo:rsid="003ee09d"/>
    </style:style>
    <style:style style:name="T34" style:family="text">
      <style:text-properties officeooo:rsid="00402c6a"/>
    </style:style>
    <style:style style:name="T35" style:family="text">
      <style:text-properties officeooo:rsid="0040de4a"/>
    </style:style>
    <style:style style:name="T36" style:family="text">
      <style:text-properties officeooo:rsid="0042a743"/>
    </style:style>
    <style:style style:name="T37" style:family="text">
      <style:text-properties officeooo:rsid="0043686f"/>
    </style:style>
    <style:style style:name="T38" style:family="text">
      <style:text-properties officeooo:rsid="00452141"/>
    </style:style>
    <style:style style:name="T39" style:family="text">
      <style:text-properties officeooo:rsid="00491b7d"/>
    </style:style>
    <style:style style:name="T40" style:family="text">
      <style:text-properties officeooo:rsid="004a9f13"/>
    </style:style>
    <style:style style:name="T41" style:family="text">
      <style:text-properties officeooo:rsid="004bc229"/>
    </style:style>
    <style:style style:name="T42" style:family="text">
      <style:text-properties officeooo:rsid="004d56ce"/>
    </style:style>
    <style:style style:name="T43" style:family="text">
      <style:text-properties officeooo:rsid="004f275c"/>
    </style:style>
    <style:style style:name="T44" style:family="text">
      <style:text-properties officeooo:rsid="00508837"/>
    </style:style>
    <style:style style:name="T45" style:family="text">
      <style:text-properties officeooo:rsid="005101a3"/>
    </style:style>
    <style:style style:name="T46" style:family="text">
      <style:text-properties officeooo:rsid="005382e7"/>
    </style:style>
    <style:style style:name="T47" style:family="text">
      <style:text-properties officeooo:rsid="0054401d"/>
    </style:style>
    <style:style style:name="T48" style:family="text">
      <style:text-properties officeooo:rsid="00588eed"/>
    </style:style>
    <style:style style:name="T49" style:family="text">
      <style:text-properties officeooo:rsid="0059f821"/>
    </style:style>
    <style:style style:name="T50" style:family="text">
      <style:text-properties officeooo:rsid="005a3a7d"/>
    </style:style>
    <style:style style:name="T51" style:family="text">
      <style:text-properties officeooo:rsid="005b885b"/>
    </style:style>
    <style:style style:name="T52" style:family="text">
      <style:text-properties officeooo:rsid="005c749e"/>
    </style:style>
    <style:style style:name="T53" style:family="text">
      <style:text-properties officeooo:rsid="005e2ff3"/>
    </style:style>
    <style:style style:name="T54" style:family="text">
      <style:text-properties officeooo:rsid="00601606"/>
    </style:style>
    <style:style style:name="T55" style:family="text">
      <style:text-properties officeooo:rsid="006042ce"/>
    </style:style>
    <style:style style:name="T56" style:family="text">
      <style:text-properties officeooo:rsid="00616ed2"/>
    </style:style>
    <style:style style:name="T57" style:family="text">
      <style:text-properties officeooo:rsid="0063a823"/>
    </style:style>
    <style:style style:name="T58" style:family="text">
      <style:text-properties officeooo:rsid="006507e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NIVERZITA KOMENSKÉHO V BRATISLAVE</text:p>
      <text:p text:style-name="P2">FAKULTA MATEMATIKY, FYZIKY A INFORMTATIKY</text:p>
      <text:p text:style-name="P2">KATEDRA APLIKOVANEJ INFORMATIK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4"/>
      <text:p text:style-name="P4"/>
      <text:p text:style-name="P4">NOVÝ DLHODOBÝ VIACÚČELOVÝ SKLAD ÚLOH NA CVIČENIA</text:p>
      <text:p text:style-name="P3"/>
      <text:p text:style-name="P3">BAKALÁRSKA PRÁCA</text:p>
      <text:p text:style-name="P3"/>
      <text:p text:style-name="P6">Andrej Jurs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Školiteľ: Mgr. Pavel Petrovič, PhD.</text:p>
      <text:p text:style-name="P6"/>
      <text:p text:style-name="P6">Študijný program: 9.2.9 APLIKOVANÁ INFORMATIKA</text:p>
      <text:p text:style-name="P6"/>
      <text:p text:style-name="P7">BRATISLAVA 2013</text:p>
      <text:p text:style-name="P15"/>
      <text:p text:style-name="P65"><text:bookmark-start text:name="__RefHeading__117_516658299"/>Abstrakt<text:bookmark-end text:name="__RefHeading__117_516658299"/></text:p>
      <text:p text:style-name="P9">Text ...</text:p>
      <text:p text:style-name="P1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Čestne prehlasujem, že som túto prácu vypracoval samostatne,</text:p>
      <text:p text:style-name="P13">s použitím literatúry a zdrojov uvedených v závere práce.</text:p>
      <text:p text:style-name="P11"><text:s text:c="31"/></text:p>
      <text:p text:style-name="P12">Andrej Jursa <text:s text:c="5"/></text:p>
      <text:p text:style-name="P66">Poďakovanie</text:p>
      <text:p text:style-name="P9">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59">Obsah</text:p>
          </text:index-title>
          <text:p text:style-name="P64"><text:a xlink:type="simple" xlink:href="#__RefHeading__115_516658299" text:style-name="Index_20_Link" text:visited-style-name="Index_20_Link">1 Úvod <text:tab/> 1</text:a></text:p>
          <text:p text:style-name="P74"><text:a xlink:type="simple" xlink:href="#__RefHeading__1066_1415030771" text:style-name="Index_20_Link" text:visited-style-name="Index_20_Link">1.1 Ciele práce <text:tab/> 1</text:a></text:p>
          <text:p text:style-name="P74"><text:a xlink:type="simple" xlink:href="#__RefHeading__1068_1415030771" text:style-name="Index_20_Link" text:visited-style-name="Index_20_Link">1.2 Prehľad o obsahu dokumentu <text:tab/> 1</text:a></text:p>
          <text:p text:style-name="P64"><text:a xlink:type="simple" xlink:href="#__RefHeading__1289_516658299" text:style-name="Index_20_Link" text:visited-style-name="Index_20_Link">2 Východiská <text:tab/> 2</text:a></text:p>
          <text:p text:style-name="P74"><text:a xlink:type="simple" xlink:href="#__RefHeading__1702_516658299" text:style-name="Index_20_Link" text:visited-style-name="Index_20_Link">2.1 Prehľad teórie <text:tab/> 2</text:a></text:p>
          <text:p text:style-name="P75"><text:a xlink:type="simple" xlink:href="#__RefHeading__1704_516658299" text:style-name="Index_20_Link" text:visited-style-name="Index_20_Link">2.1.1 E-learning a learning management system <text:tab/> 2</text:a></text:p>
          <text:p text:style-name="P75"><text:a xlink:type="simple" xlink:href="#__RefHeading__2184_516658299" text:style-name="Index_20_Link" text:visited-style-name="Index_20_Link">2.1.2 SCORM <text:tab/> 2</text:a></text:p>
          <text:p text:style-name="P75"><text:a xlink:type="simple" xlink:href="#__RefHeading__573_766262875" text:style-name="Index_20_Link" text:visited-style-name="Index_20_Link">2.1.3 Unit testing <text:tab/> 3</text:a></text:p>
          <text:p text:style-name="P74"><text:a xlink:type="simple" xlink:href="#__RefHeading__2186_516658299" text:style-name="Index_20_Link" text:visited-style-name="Index_20_Link">2.2 Prehľad existujúcich systémov <text:tab/> 4</text:a></text:p>
          <text:p text:style-name="P75"><text:a xlink:type="simple" xlink:href="#__RefHeading__2188_516658299" text:style-name="Index_20_Link" text:visited-style-name="Index_20_Link">2.2.1 Moodle <text:tab/> 4</text:a></text:p>
          <text:p text:style-name="P75"><text:a xlink:type="simple" xlink:href="#__RefHeading__852_1761523199" text:style-name="Index_20_Link" text:visited-style-name="Index_20_Link">2.2.2 Chamilo <text:tab/> 4</text:a></text:p>
          <text:p text:style-name="P75"><text:a xlink:type="simple" xlink:href="#__RefHeading__2190_516658299" text:style-name="Index_20_Link" text:visited-style-name="Index_20_Link">2.2.3 LaMSfET <text:tab/> 5</text:a></text:p>
          <text:p text:style-name="P74"><text:a xlink:type="simple" xlink:href="#__RefHeading__576_1761523199" text:style-name="Index_20_Link" text:visited-style-name="Index_20_Link">2.3 Prehlad technológie <text:tab/> 6</text:a></text:p>
          <text:p text:style-name="P75"><text:a xlink:type="simple" xlink:href="#__RefHeading__767_766262875" text:style-name="Index_20_Link" text:visited-style-name="Index_20_Link">2.3.1 JUnit <text:tab/> 6</text:a></text:p>
          <text:p text:style-name="P75"><text:a xlink:type="simple" xlink:href="#__RefHeading__578_1761523199" text:style-name="Index_20_Link" text:visited-style-name="Index_20_Link">2.3.2 Smarty 3 <text:tab/> 7</text:a></text:p>
          <text:p text:style-name="P75"><text:a xlink:type="simple" xlink:href="#__RefHeading__640_1761523199" text:style-name="Index_20_Link" text:visited-style-name="Index_20_Link">2.3.3 TinyMCE <text:tab/> 9</text:a></text:p>
          <text:p text:style-name="P75"><text:a xlink:type="simple" xlink:href="#__RefHeading__675_817591051" text:style-name="Index_20_Link" text:visited-style-name="Index_20_Link">2.3.4 JQuery / JQueryUI <text:tab/> 9</text:a></text:p>
          <text:p text:style-name="P75"><text:a xlink:type="simple" xlink:href="#__RefHeading__677_817591051" text:style-name="Index_20_Link" text:visited-style-name="Index_20_Link">2.3.5 CodeIgniter <text:tab/> 10</text:a></text:p>
          <text:p text:style-name="P75"><text:a xlink:type="simple" xlink:href="#__RefHeading__964_1415030771" text:style-name="Index_20_Link" text:visited-style-name="Index_20_Link">2.3.6 DataMapper ORM <text:tab/> 11</text:a></text:p>
          <text:p text:style-name="P75"><text:a xlink:type="simple" xlink:href="#__RefHeading__715_817591051" text:style-name="Index_20_Link" text:visited-style-name="Index_20_Link">2.3.7 GeSHi <text:tab/> 11</text:a></text:p>
          <text:p text:style-name="P75"><text:a xlink:type="simple" xlink:href="#__RefHeading__966_1415030771" text:style-name="Index_20_Link" text:visited-style-name="Index_20_Link">2.3.8 Plupload <text:tab/> 11</text:a></text:p>
          <text:p text:style-name="P75"><text:a xlink:type="simple" xlink:href="#__RefHeading__968_1415030771" text:style-name="Index_20_Link" text:visited-style-name="Index_20_Link">2.3.9 FancyBox 2 <text:tab/> 12</text:a></text:p>
          <text:p text:style-name="P74"><text:a xlink:type="simple" xlink:href="#__RefHeading__642_1761523199" text:style-name="Index_20_Link" text:visited-style-name="Index_20_Link">2.4 Zhodnotenie východiskovej práce <text:tab/> 12</text:a></text:p>
          <text:p text:style-name="P64"><text:a xlink:type="simple" xlink:href="#__RefHeading__1130_1415030771" text:style-name="Index_20_Link" text:visited-style-name="Index_20_Link">3 Požiadavky na softvér <text:tab/> 15</text:a></text:p>
          <text:p text:style-name="P64"><text:a xlink:type="simple" xlink:href="#__RefHeading__1132_1415030771" text:style-name="Index_20_Link" text:visited-style-name="Index_20_Link">4 Návrh <text:tab/> 16</text:a></text:p>
          <text:p text:style-name="P64"><text:a xlink:type="simple" xlink:href="#__RefHeading__2192_516658299" text:style-name="Index_20_Link" text:visited-style-name="Index_20_Link">5 Použitá literatúra <text:tab/> 17</text:a></text:p>
        </text:index-body>
      </text:table-of-content>
      <text:p text:style-name="P7"/>
      <text:h text:style-name="P60" text:outline-level="1"><text:bookmark-start text:name="__RefHeading__115_516658299"/>Úvod<text:bookmark-end text:name="__RefHeading__115_516658299"/></text:h>
      <text:p text:style-name="P39"><text:span text:style-name="T19">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span></text:p>
      <text:p text:style-name="P39"><text:span text:style-name="T19">Počas rokov, v ktorých sa už programovanie vyučuje na nespočte školách bolo vytvorených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span></text:p>
      <text:p text:style-name="P40"><text:span text:style-name="T20">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span></text:p>
      <text:p text:style-name="P40"><text:span text:style-name="T20">Podobný systém mal za cieľ vytvoriť v roku 2009 študent aplikovanej informatiky Peter Jurčo a jeho systém sa už z množstvom modifikácií používa na výuku niektorých kurzov u nás na fakulte. Rád by som na tento systém nadviazal ideovo, vytvoril nový, postavený tak, aby bol lepšie rozšíriteľný budúcimi modifikáciami.</text:span></text:p>
      <text:h text:style-name="P67" text:outline-level="2"><text:bookmark-start text:name="__RefHeading__1066_1415030771"/><text:span text:style-name="T21">Ciele práce</text:span><text:bookmark-end text:name="__RefHeading__1066_1415030771"/></text:h>
      <text:p text:style-name="P41"><text:span text:style-name="T21">… </text:span><text:span text:style-name="T24">TODO</text:span><text:span text:style-name="T23"> ...</text:span></text:p>
      <text:h text:style-name="P67" text:outline-level="2"><text:bookmark-start text:name="__RefHeading__1068_1415030771"/><text:span text:style-name="T21">Prehľad o obsahu dokumentu</text:span><text:bookmark-end text:name="__RefHeading__1068_1415030771"/></text:h>
      <text:p text:style-name="P42"><text:span text:style-name="T22">V nasledujúcich kapitolách tohto dokumentu budú objasnené niektoré východiská pri vytváraní vlastnej implementácie softvéru, povieme si niečo o návrhu novej softvérovej implementácie a požiadavkách na ňu, to bude zahrňovať konceptuálnu analýzu, analýzu technológií, architektúru a analýzu komponentov. Tiež sa dozvieme niečo o realizácii implementácie nového softvéru.</text:span></text:p>
      <text:h text:style-name="P61" text:outline-level="1"><text:bookmark-start text:name="__RefHeading__1289_516658299"/>Východiská<text:bookmark-end text:name="__RefHeading__1289_516658299"/></text:h>
      <text:p text:style-name="Text_20_body">V tejto kapitole predstavím východiskové informácie ako je teória, existujúce systémy či východisková práca.</text:p>
      <text:h text:style-name="Heading_20_2" text:outline-level="2"><text:bookmark-start text:name="__RefHeading__1702_516658299"/>Prehľad teórie<text:bookmark-end text:name="__RefHeading__1702_516658299"/></text:h>
      <text:h text:style-name="Heading_20_3" text:outline-level="3"><text:bookmark-start text:name="__RefHeading__1704_516658299"/>E-learning a learning management system<text:bookmark-end text:name="__RefHeading__1704_516658299"/></text:h>
      <text:p text:style-name="Text_20_body">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Text_20_body">Learning management system alebo LMS je software na administráciu, dokumentáciu, sledovanie, spravovanie a predávanie vzdelávacích kurzov či tréningových programov.</text:p>
      <text:p text:style-name="Text_20_body">Takýto LMS by mal byť schopný:</text:p>
      <text:list xml:id="list32311787" text:style-name="L1">
        <text:list-item>
          <text:p text:style-name="P17">centralizovať a automatizovať administráciu,</text:p>
        </text:list-item>
        <text:list-item>
          <text:p text:style-name="P17">používať samo-obslužné a samo-riadiace služby,</text:p>
        </text:list-item>
        <text:list-item>
          <text:p text:style-name="P17">zhromažďovať a rýchlo poskytovať vzdelávací obsah,</text:p>
        </text:list-item>
        <text:list-item>
          <text:p text:style-name="P17">podporovať prenositeľnosť a normy,</text:p>
        </text:list-item>
        <text:list-item>
          <text:p text:style-name="P17">upravovať obsah a povoliť znovupoužitie vedomostí,</text:p>
        </text:list-item>
        <text:list-item>
          <text:p text:style-name="P17">poskytovať online tréning a semináre,</text:p>
        </text:list-item>
        <text:list-item>
          <text:p text:style-name="P17">evidencia a správa študentov,</text:p>
        </text:list-item>
        <text:list-item>
          <text:p text:style-name="P17">evidencia a správa kurzov,</text:p>
        </text:list-item>
        <text:list-item>
          <text:p text:style-name="P17">správa študijných plánov,</text:p>
        </text:list-item>
        <text:list-item>
          <text:p text:style-name="P17">evidencia hodnotenia študentov,</text:p>
        </text:list-item>
        <text:list-item>
          <text:p text:style-name="P17">testovanie a preskúšanie študentov,</text:p>
        </text:list-item>
        <text:list-item>
          <text:p text:style-name="P17">správa prístupových práv,</text:p>
        </text:list-item>
        <text:list-item>
          <text:p text:style-name="P17">komunikačné nástroje (diskusné fórum, chat),</text:p>
        </text:list-item>
        <text:list-item>
          <text:p text:style-name="P17">úložisko výukových materiálov.</text:p>
        </text:list-item>
      </text:list>
      <text:p text:style-name="Text_20_body">Väčšina LMS systémov je webovo-založená, čo uľahčuje prístup k vzdelávaciemu obsahu a správe tohto obsahu. LMS sú často používané vzdelávacími inštitúciami na zlepšenie a podporu vzdelávania v triedach a ponúkajú kurzy väčšiemu počtu študentov celosvetovo.</text:p>
      <text:h text:style-name="Heading_20_3" text:outline-level="3"><text:bookmark-start text:name="__RefHeading__2184_516658299"/>SCORM<text:bookmark-end text:name="__RefHeading__2184_516658299"/></text:h>
      <text:p text:style-name="Text_20_body">Shareable Content Object Reference Model je referenčný model pre e-learning. Ide o súbor špecifikácií a štandardov, ktorých hlavnou úlohou je umožnenie používať obsah vytvorený v súlade so štandardom SCORM v ľubovolnom LMS. Ako z názvu vyplýva, ide o model zdielatelných obsahových <text:soft-page-break/>objektov (SCO), umožňujúce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vyžadovaná povinne pre dosiahnutie zhody s referenčným modelom. Tieto sa delia do deviatich kategórií:</text:p>
      <text:list xml:id="list32305787" text:style-name="L2">
        <text:list-item>
          <text:p text:style-name="P18">všeobecná kategória,</text:p>
        </text:list-item>
        <text:list-item>
          <text:p text:style-name="P18">životný cyklus,</text:p>
        </text:list-item>
        <text:list-item>
          <text:p text:style-name="P18">meta-metadáta,</text:p>
        </text:list-item>
        <text:list-item>
          <text:p text:style-name="P18">technická kategória,</text:p>
        </text:list-item>
        <text:list-item>
          <text:p text:style-name="P18">vzdelávacia kategória,</text:p>
        </text:list-item>
        <text:list-item>
          <text:p text:style-name="P18">právna kategória,</text:p>
        </text:list-item>
        <text:list-item>
          <text:p text:style-name="P18">vzťahy,</text:p>
        </text:list-item>
        <text:list-item>
          <text:p text:style-name="P18">anotácie,</text:p>
        </text:list-item>
        <text:list-item>
          <text:p text:style-name="P18">klasifikácia.</text:p>
        </text:list-item>
      </text:list>
      <text:p text:style-name="Text_20_body">Tento model je vytváraný americkou iniciatívou ADL (Advanced Distributed Learning Initiative) s odvolávaním sa na normy vytvárané konzorciami IEEE a IMS Learning Technology Standards.</text:p>
      <text:h text:style-name="Heading_20_3" text:outline-level="3"><text:bookmark-start text:name="__RefHeading__573_766262875"/>Unit testing<text:bookmark-end text:name="__RefHeading__573_766262875"/></text:h>
      <text:p text:style-name="Text_20_body">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Text_20_body">V procedurálnom programovaní môže byť takýmto unitom aj celý modul, ale bežnejšie sú to samotné procedúry a funkcie. V objektovo-orientovanom programovaní unitom často býva celý interface, ako sú triedy, ale môžu to byť aj individuálne metódy triedy.</text:p>
      <text:p text:style-name="Text_20_body">Unit testy sú vytvárané programátormi, prípadne občas testermi, počas procesu vývoja programu.</text:p>
      <text:p text:style-name="Text_20_body">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Text_20_body">Unit testy sa používajú v takzvanom testami-riadenom vývoji (test-driven development, TDD), metodológiách Extrémneho programovania alebo Scrum, kde sa skôr ako sa píše kód programu, napíšu sa najprv testy, ktoré musí <text:soft-page-break/>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Heading_20_2" text:outline-level="2"><text:bookmark-start text:name="__RefHeading__2186_516658299"/>Prehľad existujúcich systémov<text:bookmark-end text:name="__RefHeading__2186_516658299"/></text:h>
      <text:h text:style-name="Heading_20_3" text:outline-level="3"><text:bookmark-start text:name="__RefHeading__2188_516658299"/>Moodle<text:bookmark-end text:name="__RefHeading__2188_516658299"/></text:h>
      <text:p text:style-name="Text_20_body">Moodle je open source systém na tvorbu elektronických výukových kurzov na internete. Ide o modulárny learning management system, ktorý poskytuje funkcionalitu pre:</text:p>
      <text:list xml:id="list32318790" text:style-name="L3">
        <text:list-item>
          <text:p text:style-name="P19">pridávanie a správu študijných materiálov vo forme HTML stránok, súborov na stiahnutie, FLASH animácií, štruktúrovaných prednášok a podobne,</text:p>
        </text:list-item>
        <text:list-item>
          <text:p text:style-name="P19">podporuje diskusné fóra s možnosťou odoberania príspevkov e-mailom,</text:p>
        </text:list-item>
        <text:list-item>
          <text:p text:style-name="P19">vytváranie a správa úloh pre účastníkov kurzov,</text:p>
        </text:list-item>
        <text:list-item>
          <text:p text:style-name="P19">podporuje automaticky vyhodnocované testy zložené z rôznych typov testovacích úloh,</text:p>
        </text:list-item>
        <text:list-item>
          <text:p text:style-name="P19">slovníky a databázy, na ktorých napĺňaní sa môžu podieľať aj účastníci kurzov,</text:p>
        </text:list-item>
        <text:list-item>
          <text:p text:style-name="P19">podporuje ankety a hlasovania,</text:p>
        </text:list-item>
        <text:list-item>
          <text:p text:style-name="P19">vzdelávací obsah je v špecifikáciách SCORM alebo IMS Content Package.</text:p>
        </text:list-item>
      </text:list>
      <text:p text:style-name="Text_20_body">Moodle tiež umožňuje evidenciu študijných výsledkov účastníkov kurzov / študentov, taktiež zaznamenáva činnosť používateľov v podrobných protokoloch a súhrnných štatistikách. Moodle je napojitelný na iné systémy, napríklad autentifikačné systémy ako LDAP, komunikačné ako IMAP či systémy pre správu obsahu ako Postnuke.</text:p>
      <text:p text:style-name="Text_20_body">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Heading_20_3" text:outline-level="3"><text:bookmark-start text:name="__RefHeading__852_1761523199"/>Chamilo<text:bookmark-end text:name="__RefHeading__852_1761523199"/></text:h>
      <text:p text:style-name="Text_20_body">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Text_20_body">Momentálne existujú dve verzie Chamilo, verzia 1.*, postavená na Dokeos <text:soft-page-break/>LMS, a verzia 2.0, ktorá je kompletne novým softvérom.</text:p>
      <text:p text:style-name="Text_20_body">Chamilo podporuje:</text:p>
      <text:list xml:id="list32317358" text:style-name="L4">
        <text:list-item>
          <text:p text:style-name="P20">správu kurzov, používateľov a tréningových cyklov vrátane SOAP webových služieb pre vzdialenú správu,</text:p>
        </text:list-item>
        <text:list-item>
          <text:p text:style-name="P20">je kompatibilný so SCORM 1.2,</text:p>
        </text:list-item>
        <text:list-item>
          <text:p text:style-name="P20">viac-inštitučný mód s centrálnym manažmentom,</text:p>
        </text:list-item>
        <text:list-item>
          <text:p text:style-name="P20">testy študentov, ktoré môžu byť časovo obmedzované / kontrolované,</text:p>
        </text:list-item>
        <text:list-item>
          <text:p text:style-name="P20">natívne používa UTF-8 medzinárodné znakové sady a časové zóny,</text:p>
        </text:list-item>
        <text:list-item>
          <text:p text:style-name="P20">zaznamenáva pokroky používateľov / študentov,</text:p>
        </text:list-item>
        <text:list-item>
          <text:p text:style-name="P20">vytvára sociálnu sieť študentov.</text:p>
        </text:list-item>
      </text:list>
      <text:p text:style-name="Text_20_body">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Heading_20_3" text:outline-level="3"><text:bookmark-start text:name="__RefHeading__2190_516658299"/>LaMSfET<text:bookmark-end text:name="__RefHeading__2190_516658299"/></text:h>
      <text:p text:style-name="Text_20_body">Systém LaMSfET (Longterm and Multipurpose Storage for Excercise Tasks – Dlhodobý a viacúčelový sklad úloh na cvičenia) je webovo-orientovaný software podobný LMS, ktorý vznikol 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Text_20_body">Tento systém sa na rozdiel od iných LMS vyznačuje snahou dlhodobo uchovávať úlohy a ich riešenia, zaraďovať úlohy do zostáv úloh a tieto znovu-používať pri cvičeniach.</text:p>
      <text:p text:style-name="Text_20_body">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Text_20_body">Systém má integrované jednoduché testovanie riešení úloh týkajúcich sa programovacieho jazyka Java. Toto testovanie funguje na princípe očakávaného výstupu z programu po načítaní dát zo štandardného vstupu.</text:p>
      <text:p text:style-name="Text_20_body">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administrácie ku konkrétnym úlohám vygenerovať JUnit testy.</text:p>
      <text:p text:style-name="Text_20_body">V prípade použitia jednoduchých testov je systém schopný po otestovaní odovzdanej úlohy navrhovať počet bodov.</text:p>
      <text:p text:style-name="Text_20_body"><text:soft-page-break/>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Heading_20_2" text:outline-level="2"><text:bookmark-start text:name="__RefHeading__576_1761523199"/>Prehlad technológie<text:bookmark-end text:name="__RefHeading__576_1761523199"/></text:h>
      <text:h text:style-name="Heading_20_3" text:outline-level="3"><text:bookmark-start text:name="__RefHeading__767_766262875"/>JUnit<text:bookmark-end text:name="__RefHeading__767_766262875"/></text:h>
      <text:p text:style-name="Text_20_body">JUnit je unit testing framework pre programovací jazyk Java. Tento framework je dôležitou súčasťou test-driven development metodológie v tomto jazyku a je súčasťou unit testing frameworkov z rodiny xUnit.</text:p>
      <text:p text:style-name="Text_20_body">JUnit sa linkuje k programu ako JAR v čase kompilácie, používa sa ako balíček (package), pre verziu JUnit 3.8 a skoršie verzie je to balíček junit.framework, pre verzie JUnit 4 a novšie je to už balíček org.junit.</text:p>
      <text:p text:style-name="Text_20_body">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Text_20_body">Anotácia @Test podporuje dva voliteľné parametre:</text:p>
      <text:list xml:id="list32288658" text:style-name="L5">
        <text:list-item>
          <text:p text:style-name="P21">@Test(expected=&lt;Exception&gt;.class), kde &lt;Exception&gt; je názov triedy výnimky, ktorú očakávame, že test vráti, v prípade, že test vráti inú výnimku alebo žiadnu výnimku, je považovaný za zlyhávajúci test,</text:p>
        </text:list-item>
        <text:list-item>
          <text:p text:style-name="P21">@Test(timeout=&lt;milisekundy&gt;), kde nastavíme časové obmedzenie behu testu, ak potom test pobeží dlhšie ako je nastavené, bude vyhlásený za zlyhaný test.</text:p>
        </text:list-item>
      </text:list>
      <text:p text:style-name="Text_20_body">Okrem metód, ktoré sú označené anotáciou @Test a definujú jednotlivé testy, je možné vytvoriť ešte ďalšie metódy s anotáciami:</text:p>
      <text:list xml:id="list32316488" text:style-name="L6">
        <text:list-item>
          <text:p text:style-name="P22">@BeforeClass, takáto metóda bude vykonaná ako prvá, pred prvým testom,</text:p>
        </text:list-item>
        <text:list-item>
          <text:p text:style-name="P22">@AfterClass, takáto metóda bude vykonaná ako posledná, po poslednom teste,</text:p>
        </text:list-item>
        <text:list-item>
          <text:p text:style-name="P22">@Before, takáto metóda bude vykonaná pred vykonaním každého jedného testu,</text:p>
        </text:list-item>
        <text:list-item>
          <text:p text:style-name="P22">@After, takáto metóda bude vykonaná po vykonaní každého jedného testu.</text:p>
        </text:list-item>
      </text:list>
      <text:p text:style-name="Text_20_body"><text:soft-page-break/>Testová metóda sa skladá s programového kódu, ktorý môže iniciovať nejakú <text:s/>situáciu, objekt, premennú a pod., a potom s funkcií assert*, ktoré vyhodnocujú testované programové jednotky. Takéto assert* funkcie sú napríklad:</text:p>
      <text:list xml:id="list32306165" text:style-name="L7">
        <text:list-item>
          <text:p text:style-name="P23">assertTrue(boolean condition), ktorá vyhodnocuje, či condition je True,</text:p>
        </text:list-item>
        <text:list-item>
          <text:p text:style-name="P23">assertFalse(boolean condition), podobne ako predchádzajúca funkcia, táto očakáva, že condition bude False,</text:p>
        </text:list-item>
        <text:list-item>
          <text:p text:style-name="P23">assertEquals(Object expected, Object actual), ktorá vyhodnocuje rovnosť očakávanej (expected) a aktuálnej (actual) hodnoty, kde aktuálnu hodnotu vráti testovaná programová jednotka,</text:p>
        </text:list-item>
        <text:list-item>
          <text:p text:style-name="P23">assertArrayEquals(Object[] expecteds, Object[] actuals), ktorá vyhodnocuje rovnosť dvoch polí,</text:p>
        </text:list-item>
        <text:list-item>
          <text:p text:style-name="P23">atď...</text:p>
          <text:p text:style-name="P58">Tieto assert funkcie môžu voliteľne na prvom mieste zadať identifikujúci správu ako textový reťazec, ktorá bude zobrazená ak test zlyhá.</text:p>
        </text:list-item>
      </text:list>
      <text:p text:style-name="Text_20_body">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Text_20_body">Okrem assert* funkcií môžeme použiť aj assume* funkcie, ktoré pri zistení chyby zastavia test ale neoznačia ho ako zlyhaný, ale ako ignorovaný.</text:p>
      <text:h text:style-name="Heading_20_3" text:outline-level="3"><text:bookmark-start text:name="__RefHeading__578_1761523199"/>Smarty 3<text:bookmark-end text:name="__RefHeading__578_1761523199"/></text:h>
      <text:p text:style-name="Text_20_body">Smarty 3 je php template system (php šablónovací systém), ktorý primárne slúži na oddelenie aplikačnej logiky od prezentačného kódu. Smarty generuje výslednú štruktúru dokumentu, prevažne html, z predlohy, ktorá obsahuje špeciálne značky pre smarty. Takéto predlohové súbory, šablóny, majú štruktúru výsledného dokumentu, napr. html, no zvyčajne majú tieto súbory príponu .tpl. Smarty spracováva tieto špeciálne značky v kóde a nahrádza ich iným kódom, typicky php kódom.</text:p>
      <text:p text:style-name="Text_20_body">Smarty používa vlastné značky, typicky zabalené v znakoch { a }. Tieto značky môžu byť buď výrazy, ktoré sa vyhodnotia a ich hodnota sa zobrazí, priradenia, volanie funkcií a pod. Spolu takto riadia tok programu pri prezentácii dát.</text:p>
      <text:p text:style-name="Text_20_body">Smarty podporuje medzi-pamäť výsledkov, cache, pričom umožňuje v šablónach určiť, ktoré časti budú z cache vyňaté a vždy spracované s aktuálnymi dátami.</text:p>
      <text:p text:style-name="Text_20_body">Smarty pri procese zobrazovania šablón kontroluje, či existuje platný cache súbor pre želanú šablónu. Ak existuje, bude zobrazený jeho obsah, v opačnom prípade smarty nájde požadovanú šablónu a vygeneruje z nej cache súbor, ktorý následne zobrazí. Toto platí v prípade, že je zapnuté používane cache, ale ak nie je, tak sa vždy generuje výstup so šablóny a dát jej <text:soft-page-break/>poskytnutej. V každom prípade, ak Smarty zistí, že šablóna ešte nie je skompilovaná, prevedie jej obsah na ekvivalentný obsah s tým, že všetky Smarty značky budú vymenené za php kód, ktorý vykoná ich funkcionalitu.</text:p>
      <text:p text:style-name="Text_20_body">V procese vývoja aplikácie je Smarty väčšinou nastavené tak, aby v každom prípade kontroloval rozdiel šablón a ich skompilovaných variant a prekompilovával ich podla potreby. Táto funkcionalita Smarty je však spomalujúca, preto sa neodporúča aby bola zapnutá v produkčnom prostredí.</text:p>
      <text:p text:style-name="Text_20_body">Smarty dovoľuje v šablónach robiť viacero pokročilých vecí, ako je:</text:p>
      <text:list xml:id="list32307885" text:style-name="L8">
        <text:list-item>
          <text:p text:style-name="P24">volanie iného súboru so šablónou, pomocou značky {include}, táto dokonca vytvára nový scope pre premenné,</text:p>
        </text:list-item>
        <text:list-item>
          <text:p text:style-name="P24">vytvárať si pomocné premenné pomocou značky {assign} alebo pomocou výrazu {$premenna = hodnota}, druhý spôsob dovoľuje priraďovať hodnoty aj do polí alebo vlastností objektov,</text:p>
        </text:list-item>
        <text:list-item>
          <text:p text:style-name="P24">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ýmto sa dajú vytvoriť layouty pre šablóny,</text:p>
        </text:list-item>
        <text:list-item>
          <text:p text:style-name="P24">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24">dovoľuje aplikovať modifikátory na zobrazovaný obsah premenných, napríklad {$studenti.email|default:“Študent nezadal svoj e-mail.“}, tieto modifikátory môžu byť jak plugin Smarty, tak aj php funkcie, ktoré na prvom mieste dostávajú vstup, na ktorom majú vykonať nejakú modifikáciu podla parametrov na druhom, treťom a ďalšom mieste, ak je to potrebné, dá sa modifikátor aplikovať aj na výsledok funkcie či textový reťazec, modifikátory sa dajú skladať,</text:p>
        </text:list-item>
        <text:list-item>
          <text:p text:style-name="P24">zobraziť prehľad dát, ktoré šablóna aktuálne má k sebe pripojené a ďalších informácií, na ktoromkoľvek mieste, pomocou značky {debug}.</text:p>
        </text:list-item>
      </text:list>
      <text:p text:style-name="Text_20_body">Samotný objekt Smarty nám dovoľuje robiť napríklad tieto veci:</text:p>
      <text:list xml:id="list32294838" text:style-name="L9">
        <text:list-item>
          <text:p text:style-name="P25">priraďovať, dopĺňať či odstraňovať dáta pripojené k šablóne,</text:p>
        </text:list-item>
        <text:list-item>
          <text:p text:style-name="P25">kontrolovať cache pre šablónové súbory, mazať cache,</text:p>
        </text:list-item>
        <text:list-item>
          <text:p text:style-name="P25">dynamicky registrovať modifikátory, funkcie, bloky alebo značky kompilátora (ktoré do skompilovanej šablóny vkladajú obslužný php kód),</text:p>
        </text:list-item>
        <text:list-item>
          <text:p text:style-name="P25">dynamicky odregistrovať spomenuté pluginy,</text:p>
        </text:list-item>
        <text:list-item>
          <text:p text:style-name="P25">zobraziť spracovanú šablónu na výstupe alebo vrátiť celý výsledok spracovanej šablóny do premennej.</text:p>
        </text:list-item>
      </text:list>
      <text:h text:style-name="Heading_20_3" text:outline-level="3"><text:bookmark-start text:name="__RefHeading__640_1761523199"/><text:soft-page-break/>TinyMCE<text:bookmark-end text:name="__RefHeading__640_1761523199"/></text:h>
      <text:p text:style-name="Text_20_body">TinyMCE alebo Tiny Moxiecode Content Editor je open sourcemultiplatformový webovo-orientovaný WYSIWYG editor, vytvorený v jazyku JavaScritp/HTML vyvýjany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Text_20_body">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Text_20_body">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la vlastných potrieb.</text:p>
      <text:p text:style-name="Text_20_body">Editor navyše ponúka API na vytváranie vlastných pluginov a vývojári TinyMCE sami ponúkajú niekoľko prepracovaných pluginov na prácu so súbormi alebo obrázkami, tieto sú však komerčné.</text:p>
      <text:p text:style-name="Text_20_body">Editor je do stránky možné integrovať pomocou obyčajného JavaScriptu, ale aj pomocou knižnice JQuery, pre ktorý ma vytvorené pluginy na integráciu.</text:p>
      <text:h text:style-name="Heading_20_3" text:outline-level="3"><text:bookmark-start text:name="__RefHeading__675_817591051"/>JQuery / JQueryUI<text:bookmark-end text:name="__RefHeading__675_817591051"/></text:h>
      <text:p text:style-name="Text_20_body">JQuery je knižnica pre JavaScript navrhnutá tak, aby zjednodušovala skriptovanie HTML stránok na klientskej strane. Jej motto, píš menej, urob viac, vystihuje silu tohto nástroja. JQuery je open source projektom, pôvodným autorom je John Resig.</text:p>
      <text:p text:style-name="Text_20_body">Syntax JQuery je navrhnutá tak, aby zjednodušovala navigáciu v dokumente, výber DOM elementov, vytváranie animácií, obsluhu udalostí a vytváranie Ajax aplikácií. Rovnako vývojárom umožňuje písať vlastné pluginy a teda im dovoľuje vytvárať abstrakciu nízko-úrovňovej interakcie a animácií.</text:p>
      <text:p text:style-name="Text_20_body">Niektoré korporácie, ako je Microsoft, zabudovávajú JQuery do svojich produktov, konkrétne Microsoft pridal JQuery do Visual Studia pre ASP.NET AJAX framework a ASP.NET MVC framework.</text:p>
      <text:p text:style-name="Text_20_body">JQuery teda prináša tieto výhody:</text:p>
      <text:list xml:id="list32300475" text:style-name="L10">
        <text:list-item>
          <text:p text:style-name="P26">výber DOM elementov pomocou multi-browser systému pre selektory Sizzle,</text:p>
        </text:list-item>
        <text:list-item>
          <text:p text:style-name="P26">traverzovanie a modifikovanie DOM s podporou pre CSS 1 až 3,</text:p>
        </text:list-item>
        <text:list-item>
          <text:p text:style-name="P26">obsluha udalostí,</text:p>
        </text:list-item>
        <text:list-item>
          <text:p text:style-name="P26"><text:soft-page-break/>efekty a animácie,</text:p>
        </text:list-item>
        <text:list-item>
          <text:p text:style-name="P26">AJAX,</text:p>
        </text:list-item>
        <text:list-item>
          <text:p text:style-name="P26">rozšíriteľnosť pluginmi,</text:p>
        </text:list-item>
        <text:list-item>
          <text:p text:style-name="P26">multi-browser podpora.</text:p>
        </text:list-item>
      </text:list>
      <text:p text:style-name="Text_20_body">JQueryUI je JavaScript knižnica, ktorá poskytuje abstrakciu pre nízko-úrovňovú interakciu a animácie, pokročilé efekty a vysoko-úrovňové widgety, ktorá je postavená na knižnici JQuery. Používa sa na vytvorenie interaktívnych webových aplikácií a ponúka celý rad widgetov a efektov:</text:p>
      <text:list xml:id="list32309827" text:style-name="L11">
        <text:list-item>
          <text:p text:style-name="P27">akordeón – harmonikové prepínanie obsahu so zachovaním výšky,</text:p>
        </text:list-item>
        <text:list-item>
          <text:p text:style-name="P27">automatické dokončovanie vkladania textu,</text:p>
        </text:list-item>
        <text:list-item>
          <text:p text:style-name="P27">tlačidlá, klasické aj prepínateľné, možno doplniť o ikony,</text:p>
        </text:list-item>
        <text:list-item>
          <text:p text:style-name="P27">kalendár na výber dátumu,</text:p>
        </text:list-item>
        <text:list-item>
          <text:p text:style-name="P27">dialógové okná,</text:p>
        </text:list-item>
        <text:list-item>
          <text:p text:style-name="P27">viac-úrovňové menu,</text:p>
        </text:list-item>
        <text:list-item>
          <text:p text:style-name="P27">progressbar,</text:p>
        </text:list-item>
        <text:list-item>
          <text:p text:style-name="P27">posuvníky s jazdcom,</text:p>
        </text:list-item>
        <text:list-item>
          <text:p text:style-name="P27">záložky,</text:p>
        </text:list-item>
        <text:list-item>
          <text:p text:style-name="P27">nástrojové tipy,</text:p>
        </text:list-item>
        <text:list-item>
          <text:p text:style-name="P27">a rôzne ďalšie widgety, efekty a pod.</text:p>
        </text:list-item>
      </text:list>
      <text:h text:style-name="Heading_20_3" text:outline-level="3"><text:bookmark-start text:name="__RefHeading__677_817591051"/>CodeIgniter<text:bookmark-end text:name="__RefHeading__677_817591051"/></text:h>
      <text:p text:style-name="Text_20_body">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písať v ňom aplikácie využívajúce výhody PHP 5 či framework rozširovať o podporu tejto verzie PHP.</text:p>
      <text:p text:style-name="Text_20_body">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radiče, pohľady, modely, konfiguračné súbory, vlastné knižnice a pod.). Súbor index.php v koreňovom adresári je potom jediný vstupný bod pre aplikáciu, ktorý spúšťa jadro, a to na základe konfigurácie routeru obsluhuje užívateľské dopyty volaním príslušných radičov.</text:p>
      <text:p text:style-name="Text_20_body">Vďaka architektúre MVC sa aplikácia napísaná v tomto frameworku skladá s troch hlavných na sebe nezávislých komponentov:</text:p>
      <text:list xml:id="list32311073" text:style-name="L12">
        <text:list-item>
          <text:p text:style-name="P28">radič (controller) je komponent, ktorý prijíma dopyty, spracúva ich a vráti odpoveď,</text:p>
        </text:list-item>
        <text:list-item>
          <text:p text:style-name="P28">model je komponent, ktorý obsluhuje dáta, bežne v databázy ale aj v <text:soft-page-break/>súborovom systéme,</text:p>
        </text:list-item>
        <text:list-item>
          <text:p text:style-name="P28">pohľad (view) je komponent, ktorý sa stará o prezentáciu dát používateľovi.</text:p>
        </text:list-item>
      </text:list>
      <text:p text:style-name="Text_20_body">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70" text:outline-level="3"><text:bookmark-start text:name="__RefHeading__964_1415030771"/><text:span text:style-name="T3">DataMapper ORM</text:span><text:bookmark-end text:name="__RefHeading__964_1415030771"/></text:h>
      <text:p text:style-name="P32"><text:span text:style-name="T4">DataMapper ORM je knižnica pre objektovo relačné mapovanie vyvinutá pre CodeIgniter framework. Umožňuje jednoduché vytvorenie databázových modelov pre konkrétne tabuľky a definovanie relačných vzťahov medzi týmito modelmi (tabuľkami v databáze).</text:span></text:p>
      <text:p text:style-name="P32"><text:span text:style-name="T4">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span></text:p>
      <text:p text:style-name="P32"><text:span text:style-name="T4">DataMapper ORM je rozšírenou verziou DataMapper-u, ktorá navyše pridáva cudzie klúče priamo v tabuľkách pre relácie typu jeden-jeden a jeden-viac, </text:span><text:span text:style-name="T5">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východzieho zoradenia, ukladanie objektov s existujúcim ID, zoskupovanie dopytov atď...</text:span></text:p>
      <text:h text:style-name="Heading_20_3" text:outline-level="3"><text:bookmark-start text:name="__RefHeading__715_817591051"/>GeSHi<text:bookmark-end text:name="__RefHeading__715_817591051"/></text:h>
      <text:p text:style-name="Text_20_body">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Text_20_body">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liniek v zvýraznenom kóde na dokumentáciu pri niektorých programovacích jazykoch.</text:p>
      <text:h text:style-name="P69" text:outline-level="3"><text:bookmark-start text:name="__RefHeading__966_1415030771"/><text:span text:style-name="T2">Plupload</text:span><text:bookmark-end text:name="__RefHeading__966_1415030771"/></text:h>
      <text:p text:style-name="P30"><text:span text:style-name="T2">Plupload je softvér integrovateľný do webovej stránky na klientskej a serverovej strane, ktorý umožňuje asynchrónne uploadovanie viacerých </text:span><text:soft-page-break/><text:span text:style-name="T2">súborov v rade. Z väčšej časti je napísaný v JavaScripte a do webovej stránky je integrovateľný aj pomocou jQuery(UI). Podporuje viacero runtime prostredí, pomocou ktorých môže uploadovať súbory.</text:span></text:p>
      <text:p text:style-name="P30"><text:span text:style-name="T2">Plupload dokáže uploadovať dáta pomocou prostredí Flash, Gears, HTML 5, Silverlight, BrowserPlus a HTML 4. Okrem HTML 5 ostatné prostredia podporujú takmer všetky operácie a možnosti, ktoré Plupload poskytuje, a to sú:</text:span></text:p>
      <text:list xml:id="list32398868" text:style-name="L14">
        <text:list-item>
          <text:p text:style-name="P31"><text:span text:style-name="T2">delenie súboru do chunkov,</text:span></text:p>
        </text:list-item>
        <text:list-item>
          <text:p text:style-name="P31"><text:span text:style-name="T2">drag/drop pridávanie súborov do zoznamu súborov na upload,</text:span></text:p>
        </text:list-item>
        <text:list-item>
          <text:p text:style-name="P31"><text:span text:style-name="T2">automatická zmena rozmerov obrázkov vo formáte PNG a JPEG,</text:span></text:p>
        </text:list-item>
        <text:list-item>
          <text:p text:style-name="P31"><text:span text:style-name="T2">filtrovanie typov,</text:span></text:p>
        </text:list-item>
        <text:list-item>
          <text:p text:style-name="P31"><text:span text:style-name="T2">streamovaný upload,</text:span></text:p>
        </text:list-item>
        <text:list-item>
          <text:p text:style-name="P31"><text:span text:style-name="T2">multipart upload,</text:span></text:p>
        </text:list-item>
        <text:list-item>
          <text:p text:style-name="P31"><text:span text:style-name="T2">obmedzovanie veľkosti prenášaného súboru,</text:span></text:p>
        </text:list-item>
        <text:list-item>
          <text:p text:style-name="P31"><text:span text:style-name="T2">zobrazovanie postupu uploadu,</text:span></text:p>
        </text:list-item>
        <text:list-item>
          <text:p text:style-name="P31"><text:span text:style-name="T2">odosielanie vlastných hlavičiek.</text:span></text:p>
        </text:list-item>
      </text:list>
      <text:p text:style-name="P30"><text:span text:style-name="T2">HTML 4 runtime prostredie podporuje z tohto len multipart uploadovanie.</text:span></text:p>
      <text:h text:style-name="P71" text:outline-level="3"><text:bookmark-start text:name="__RefHeading__968_1415030771"/><text:span text:style-name="T9">Fancy</text:span><text:span text:style-name="T10">B</text:span><text:span text:style-name="T9">ox </text:span><text:span text:style-name="T10">2</text:span><text:bookmark-end text:name="__RefHeading__968_1415030771"/></text:h>
      <text:p text:style-name="P36"><text:span text:style-name="T11">FancyBox je plugin pre jQuery, ktorý dokáže otvárať obrázky, HTML elementy, SWF súbory, iframe alebo ajax požiadavky v špecificky vytvorenom viewporte vytvorenom ponad obsah webovej stránky. Vzhľad tohto viewportu a jeho správanie je upraviteľné cez nastavenia a CSS.</text:span></text:p>
      <text:h text:style-name="Heading_20_2" text:outline-level="2"><text:bookmark-start text:name="__RefHeading__642_1761523199"/>Zhodnotenie východiskovej práce<text:bookmark-end text:name="__RefHeading__642_1761523199"/></text:h>
      <text:p text:style-name="Text_20_body">Počas písania tejto podkapitoly som analyzoval zdrojové kódy pôvodného systému LaMSfET, ako aj návrh fungovania systému.</text:p>
      <text:p text:style-name="Text_20_body">Peter Jurčo, autor pôvodného systému, mal peknú myšlienku urobiť systém modulárny, čo <text:span text:style-name="T12">by malo </text:span>prispie<text:span text:style-name="T12">ť</text:span> k jeho flexibilite a mal by sa dať takto jednoduchšie upravovať. Keď som však dostal od môjho školiteľa pôvodné zdrojové kódy a databázovú štruktúru, <text:span text:style-name="T12">zistil som, že je tu celý rad problémov</text:span>.</text:p>
      <text:p text:style-name="Text_20_body">Po niekoľkých hodinách trápenia sa z rozbehnutím systému, čoho príčina bola množstvo chýb vrátených php procesorom a rovnako tak snaženie sa opraviť tieto chyby v častiach kódu, ktoré síce boli spúšťané, no nemali žiaden dopad na funkčnosť, som zistil, že celé fungovanie systému sa musí kompletne nastaviť v databáze, každá stránka, každý modul. <text:span text:style-name="T13">Keďže som pôvodne mal k dispozícii iba štruktúru databázy, aj potom, ako sa mi podarilo systém rozbehnúť, som s nim prakticky nič nemohol robiť.</text:span></text:p>
      <text:p text:style-name="Text_20_body">Systém je teda rozdelený do v databáze vytvorenej mapy stránok a k nim náležitých boxov (v podstate pod-modulov), tieto stránky majú jak ID číslo, tak aj krátky unikátny názov. Zaujímavé však je, že systém má v sebe hard-<text:soft-page-break/>kódované názvy stránok, ktoré vynucuje na zobrazenie, ako je napr. login, task_list. Nikde nie je konfiguračná položka, ktorá by určovala východziu stránku ani stránku pre prihlásenie. Systém <text:span text:style-name="T13">ani nehladí na to, že by databáza mohla byť prázdna</text:span> <text:span text:style-name="T13">a tak</text:span> používateľ dostane len nezrozumiteľné chybové hláseni<text:span text:style-name="T13">a</text:span>.</text:p>
      <text:p text:style-name="Text_20_body">Situácia s databázou sa však vyriešila a po vytvorení účtu učiteľa / administrátora, som sa dostal do systému. Tak ako počas snahy systém rozbehnúť na mojom vývojovom webserveri (Apache 2.2, PHP 5.4.4), zobrazovalo <text:span text:style-name="T14">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 že autor systému bol v tom čase nováčikom v PHP a celý systém vytváral v produkčnom nastavení systému (žiadne chybové hlásenia). Jeho server a rovnako tak aj server capek.ii.fmph.uniba.sk, kde je systém momentálne nasadený, sú otrocky nastavené tak, aby tento veľmi zle naprogramovaný systém dokázali spustiť.</text:p>
      <text:p text:style-name="P37"><text:span text:style-name="T15">Okrem toho, že sa systém spolieha na benevolenciu php procesora a dúfa v najlepšie (že php automaticky vytvorí neexistujúce premenné, indexy v poliach, nevšimne si rozdieli v interface metód potomkov tried a pod.), systém vytvorený takmer bez akejkoľvek technológie tretej strany, až na použitie Smarty, a fakt, že neexistuje ani dokumentácia vygenerovaná z kódu <text:s/>efektívne brzdí akúkoľvek snahu do systému preniknúť. Naviac systém je plný mŕtveho kódu a komentárov všade tam, kde nemajú byť, pričom jediné komentáre, ktoré chýbajú, sú dokumentačné. Vygenerovať z kódu zrozumiteľnú dokumentáciu pomocou phpdocumentor je nemožné.</text:span></text:p>
      <text:p text:style-name="Text_20_body">Mne teraz ostávajú tri možnosti:</text:p>
      <text:list xml:id="list32304794" text:style-name="L13">
        <text:list-item>
          <text:p text:style-name="P29"><text:span text:style-name="T15">upraviť nastavenie vlastného serveru, tak aby nezobrazoval chyby, prižmúriť všetky oči, pokračovať a dúfať, že to nejak dopadne</text:span>,</text:p>
        </text:list-item>
        <text:list-item>
          <text:p text:style-name="P29">prejsť niekoľko tisíc riadkov <text:span text:style-name="T15">kódu</text:span> systému LaMSfET a opraviť všetky alebo aspoň väčšinu chýb,</text:p>
        </text:list-item>
        <text:list-item>
          <text:p text:style-name="P29">pôvodný systém nechať tak a vytvoriť systém úplne nový, ktorý bude zohľadňovať funkcionalitu pôvodného systému <text:span text:style-name="T15">alebo sa k nej aspoň blížiť</text:span>.</text:p>
        </text:list-item>
      </text:list>
      <text:p text:style-name="Text_20_body">Bod 2 určite efektívne zoberie veľký kus časového intervalu zostávajúceho na akékoľvek vlastné implementácie nových funkcií, bod 3 je na tom podobne ako bod 2, no dáva priestor vytvoriť systém od základu, bez <text:span text:style-name="T15">chýb nováčikovskej úrovňe</text:span> predchodcu programátora a rovno doň novú funkcionalitu zakomponovať. Pokračovať bodom 1 znamená na zlom stavať, čo sa môže len zle skončiť.</text:p>
      <text:p text:style-name="Text_20_body">Celkovo môžem tento systém zhodnotiť ako <text:span text:style-name="T15">dobrú ideu, bohužiaľ s množstvom nedostatkov</text:span>. <text:span text:style-name="T15">Okrem chýb k</text:span>ódu samotnému chýba miestami štruktúra, kód sa spolieha na automatickú registráciu premenných, často sa v ňom používajú neexistujúce premenné vplyvom preklepu autora kódu, <text:soft-page-break/>funkcie a metódy často nemajú dokumentačné komentáre zatiaľ čo vnútri funkčných blokov sú zbytočné komentáre písane dvojjazyčne. <text:span text:style-name="T16">Okrem formálnych chýb v kóde je tu ešte množstvo ďalších nedostatkov. Vylistovanie dát v tabuľkách, ktoré je riešene pomocou stránkovania, je vytvorené tak, aby sa stránky zobrazovali ako záložky. Bohužiaľ autor nezohľadnil fakt, že raz sa záložky nezmestia do stránky. Ak je niekde použitý formulár na filtrovanie výsledkov pri vylistovaní obsahu tabuliek, nie je tu použitý žiaden systém na zapamätanie si nastavenia takéhoto filtra. A teda ak sa k takémuto vylistovaniu s filtrom vrátime, je v ňom opäť pôvodný stav. SESSIONs dáta sú pravdepodobne použité len na držanie user session a nikde inde. Za veľký problém v návrhu považujem aj spôsob, ako sú riešené tabuľky pre používateľské účty. Učiteľ aj študent majú síce vlastné tabuľky, no tabuľka s autentifikačnými údajmi je spoločná. </text:span><text:span text:style-name="T17">Systém má tak isto veľkú bezpečnostnú dieru a tou je univerzálne heslo, ktorým sa vie prihlásiť učiteľ ako hociktorý iný používateľ.</text:span></text:p>
      <text:p text:style-name="P38"><text:span text:style-name="T18">Keďže pôvodný systém má sporný kód a veľa ostatných problémov, rozhodli sme sa so školiteľom, že vytvorím nový systém.</text:span></text:p>
      <text:h text:style-name="P63" text:outline-level="1"><text:bookmark-start text:name="__RefHeading__1130_1415030771"/><text:span text:style-name="T27">Požiadavky na softvér</text:span><text:bookmark-end text:name="__RefHeading__1130_1415030771"/></text:h>
      <text:p text:style-name="P44"><text:span text:style-name="T28">V tejto kapitole sformujeme požiadavky na softvérový systém L.I.S.T., ktoré sú nasledovné:</text:span></text:p>
      <text:list xml:id="list35310476" text:style-name="L15">
        <text:list-item>
          <text:p text:style-name="P45"><text:span text:style-name="T28">systém bude používaný dvoma úrovňami používateľov, učiteľom a študentom. Tieto dve úrovne musia byť dve nezávislé entity a každá táto entita bude mať svoje vlastné rozhranie, v ktorom bude pracovať,</text:span></text:p>
        </text:list-item>
        <text:list-item>
          <text:p text:style-name="P46"><text:span text:style-name="T29">systém musí umožniť vytváranie a správu úloh a príloh k úlohám (prílohy vo forme súborov uložených sa serveri), je tiež nutné, aby boli úlohy kategorizované a aby sa dali filtrovať podla týchto kategórií,</text:span></text:p>
        </text:list-item>
        <text:list-item>
          <text:p text:style-name="P46"><text:span text:style-name="T29">systém musí umožňovať vytvárať zostavy úloh, alebo inak povedané zadania pre študentov, ktoré budú pozostávať z viacerých úloh, tak isto jedna úloha môže patriť k viacerým zadaniam,</text:span></text:p>
        </text:list-item>
        <text:list-item>
          <text:p text:style-name="P47"><text:span text:style-name="T30">systém by mal umožniť klonovať úlohy aj zadania úloh, (napríklad kvôli zmenám, ktoré chceme aby sa prejavili lokálne),</text:span></text:p>
        </text:list-item>
        <text:list-item>
          <text:p text:style-name="P48"><text:span text:style-name="T31">systém by mal podporovať viacjazyčné používateľské rozhranie a mal by umožňovať prekladať obsah (úlohy, zostavy atď …) do viacerých jazykov,</text:span></text:p>
        </text:list-item>
        <text:list-item>
          <text:p text:style-name="P49"><text:span text:style-name="T32">systém by mal umožňovať vytvárať výučbové kurzy, ku kurzom vytvárať skupiny a ku skupinám priraďovať miestnosti, v ktorých prebieha výučba pre danú skupinu,</text:span></text:p>
        </text:list-item>
        <text:list-item>
          <text:p text:style-name="P49"><text:span text:style-name="T32">systém musí umožniť študentovi prihlásiť sa na kurz a vybrať si študijnú skupinu, učiteľovi musí umožniť spravovať priradenie študentov do skupín a riadiť ich účasť v kurzoch,</text:span></text:p>
        </text:list-item>
        <text:list-item>
          <text:p text:style-name="P49"><text:span text:style-name="T32">systém by mal študentom dovoliť odovzdať svoje riešenie zverejnených zadaní (zostáv úloh) online a učiteľovi by mal umožniť tieto úlohy kontrolovať a hodnotiť,</text:span></text:p>
        </text:list-item>
        <text:list-item>
          <text:p text:style-name="P50"><text:span text:style-name="T33">systém by mal umožňovať vytvárať k jednotlivým úlohám unit testy, </text:span><text:span text:style-name="T34">vygenerovať z nich spustiteľný kód a otestovať nimi odovzdané riešenie so zobrazením výsledkov.</text:span></text:p>
        </text:list-item>
      </text:list>
      <text:h text:style-name="P62" text:outline-level="1"><text:bookmark-start text:name="__RefHeading__1132_1415030771"/><text:span text:style-name="T25">Návrh </text:span><text:span text:style-name="T35">riešenia</text:span><text:bookmark-end text:name="__RefHeading__1132_1415030771"/></text:h>
      <text:p text:style-name="P43"><text:span text:style-name="T26">V tejto kapitole si prejdeme návrh softvérového riešenia novej implementácie systému na podporu výučby s dlhodobou úschovňou úloh, ktorú som nazval jednoducho L.I.S.T. - Long-term Internet Storage of Tasks.</text:span></text:p>
      <text:h text:style-name="P68" text:outline-level="2"><text:span text:style-name="T36">Analýza riešenia</text:span></text:h>
      <text:h text:style-name="P72" text:outline-level="3"><text:span text:style-name="T37">Používate</text:span><text:span text:style-name="T38">l</text:span><text:span text:style-name="T37">ia systému</text:span></text:h>
      <text:p text:style-name="P51"><text:span text:style-name="T39">Softvér umožní pracovať so systémom dvom úrovniam používateľov, študentom a učiteľom. Každá úroveň používateľa bude mať na prácu so systémom vyhradenú vlastnú časť systému.</text:span></text:p>
      <text:p text:style-name="P51"><text:span text:style-name="T40">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span></text:p>
      <text:p text:style-name="P51"><text:span text:style-name="T40">Učiteľ bude vystupovať v roli administrátora systému, a bude sa vedieť so svojím účtom prihlasovať do administrácie, kde bude vedieť meniť takmer všetky parametre obsahu. </text:span><text:span text:style-name="T41">Všetci učitelia sú si rovný, všetci budú mať prístup ku tým istým možnostiam správy systému.</text:span></text:p>
      <text:p text:style-name="P52"><text:span text:style-name="T42">Používateľské účty budú mať minimálne nastavenia, ako prihlasovacie meno sa bude používať e-mailová adresa. </text:span><text:span text:style-name="T43">Ak bude učiteľ chcieť, môže si vytvoriť aj študentský účet s rovnakou e-mailovou adresou ako používa na učiteľskom účte, avšak vrámci tabuliek študentov a učiteľov budú e-mailové adresy unikátne.</text:span></text:p>
      <text:h text:style-name="P73" text:outline-level="3"><text:span text:style-name="T44">Jazykový preklad systému</text:span></text:h>
      <text:p text:style-name="P53"><text:span text:style-name="T45">Systém má byť vytvorený tak, aby umožňoval preklad rozhrania a obsahu do viacerých jazykov. </text:span><text:span text:style-name="T46">Za týmto účelom budú v systéme prítomné tri riešenia, ako tohto efektu dosiahnuť.</text:span></text:p>
      <text:p text:style-name="P54"><text:span text:style-name="T47">Prvé riešenie bude predpokladať existenciu súborov s </text:span><text:span text:style-name="T48">definíciou</text:span><text:span text:style-name="T47"> textu v danom jazyku priradenou k nejakému kľúčovému slovu – konštante. Toto riešenie je orientované hlavne na preklad používateľského rozhrania. </text:span><text:span text:style-name="T49">Takýto textový súbor sa načíta a páry konštanta – text sa uložia do spoločného zásobníka, odkiaľ sa budú dať získať pre potreby zobrazenia na stránke systému.</text:span></text:p>
      <text:p text:style-name="P55"><text:span text:style-name="T50">Druhé riešenie spočíva v existencii tabuľky prekladov v databáze, ktorá bude obsahovať informácie jednak o zvolenom názve konštanty, tak aj o jazyku, ktorý je ňou pokrytý a konečne text v danom jazyku. </text:span><text:span text:style-name="T51">Pre každý takýto preklad sa pripojí prefix ku konštante a všetky takto poopravené páry konštanta – text sa vložia do rovnakého zásobníka ako ho rieši prvé riešenie, čo znamená, že prístup k takémuto prekladu bude rovnaký ako v prvom riešení.</text:span></text:p>
      <text:p text:style-name="P56"><text:span text:style-name="T52">Tretie riešenie bude počítať s existenciou inej tabuľky, ktorá bude realizovať </text:span><text:soft-page-break/><text:span text:style-name="T52">prekrytie pôvodného textu textom v inom jazyku. </text:span><text:span text:style-name="T53">Všetok bežný textový obsah sa bude ukladať akoby v nedefinovanom východzom jazyku a k vybraným položkám bude možné definovať prekrytie tohto textu v konkrétnom jazyku. </text:span><text:span text:style-name="T54">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55">Preklad realizovaný pomocou prekrytia bude následne fungovať tak, že sa z pôvodnej tabuľky načíta záznam a potom sa načítajú príslušné texty prekrytí k príslušným stĺpcom. </text:span><text:span text:style-name="T56">Tieto prekrytia je nutné realizovať optimálne, aby bolo možné pre viac záznamov jedným volaním databázového dopytu inicializovať všetky potrebné prekrytia pre konkrétny jazyk.</text:span></text:p>
      <text:p text:style-name="P57"><text:span text:style-name="T57">Druhá a tretie riešenie sa môže dopĺňať. Z návrhu vyplýva, že sa môže aj kombinovať, teda v prekrytí by mohla byť definovaná konštanta, ktorej text sa má zobraziť, avšak toto správanie je z pohľadu celkovej funkčnosti nevyužiteľné. </text:span><text:span text:style-name="T58">Teda v systéme sa bude používať v konkrétnej tabuľke a jej konkrétnom stĺpci preklad buď pomocou druhého alebo tretieho riešenia.</text:span></text:p>
      <text:h text:style-name="P61" text:outline-level="1"><text:bookmark-start text:name="__RefHeading__2192_516658299"/>Použitá literatúra<text:bookmark-end text:name="__RefHeading__2192_516658299"/></text:h>
      <text:p text:style-name="P8">[1] Peter Jurčo: Dlhodobý viacúčelový sklad úloh na cvičenia, 2009, bakalárska práca, FMFI UK Bratislava</text:p>
      <text:p text:style-name="P8">[2] JUnit framework api, junit.sourceforge.net, dosupné na:</text:p>
      <text:p text:style-name="P8"><text:a xlink:type="simple" xlink:href="http://junit.sourceforge.net/javadoc/">http://junit.sourceforge.net/javadoc/</text:a> </text:p>
      <text:p text:style-name="P8">[3] Smarty template engine, <text:a xlink:type="simple" xlink:href="http://www.smarty.net/">www.smarty.net</text:a>, dostupné na: <text:a xlink:type="simple" xlink:href="http://www.smarty.net/docs/en/">http://www.smarty.net/docs/en/</text:a> </text:p>
      <text:p text:style-name="P8">[4] TinyMCE, <text:s/>Moxiecode Systems AB, dostupné na: <text:a xlink:type="simple" xlink:href="http://www.tinymce.com/">http://www.tinymce.com/</text:a> </text:p>
      <text:p text:style-name="P8">[5] Moodle LMS, <text:a xlink:type="simple" xlink:href="http://www.moodle.org/">www.moodle.org</text:a>, dostupné na: <text:a xlink:type="simple" xlink:href="https://moodle.org/">https://moodle.org/</text:a> </text:p>
      <text:p text:style-name="P8">[6] Chamilo LMS, <text:s/>Chamilo Association, dostupné na: <text:a xlink:type="simple" xlink:href="http://www.chamilo.org/">http://www.chamilo.org/</text:a> </text:p>
      <text:p text:style-name="P8">[7] JQuery, <text:s/>JQuery team, dostupné na: <text:a xlink:type="simple" xlink:href="http://www.jquery.com/">http://www.jquery.com/</text:a></text:p>
      <text:p text:style-name="P8">[8] JQueryUI, JQuery team, dostupné na: <text:a xlink:type="simple" xlink:href="http://www.jqueryui.com/">http://www.jqueryui.com/</text:a></text:p>
      <text:p text:style-name="P8">[9] CodeIgniter, EllisLab Inc., dostupné na: <text:a xlink:type="simple" xlink:href="http://ellislab.com/codeigniter">http://ellislab.com/codeigniter</text:a> </text:p>
      <text:p text:style-name="P8">[10] GeSHi, Nigel McNie a Benny Baumann, dostupné na: <text:a xlink:type="simple" xlink:href="http://qbnz.com/highlighter/index.php">http://qbnz.com/highlighter/index.php</text:a> </text:p>
      <text:p text:style-name="P34"><text:span text:style-name="T8">[</text:span><text:span text:style-name="T6">11</text:span><text:span text:style-name="T8">] </text:span><text:span text:style-name="T6">DataMapper ORM, Wanwizard, dostupné na: </text:span><text:a xlink:type="simple" xlink:href="http://datamapper.wanwizard.eu/">http://datamapper.wanwizard.eu/</text:a><text:span text:style-name="T6"> </text:span></text:p>
      <text:p text:style-name="P34"><text:span text:style-name="T6">[12] Plupload, Moxiecode Systems AB, dostupné na: </text:span><text:a xlink:type="simple" xlink:href="http://www.plupload.com/">http://www.plupload.com/</text:a><text:span text:style-name="T6"> </text:span></text:p>
      <text:p text:style-name="P35"><text:span text:style-name="T7">[13] FancyBox, FancyBox.net, dostupné na: </text:span><text:a xlink:type="simple" xlink:href="http://fancyapps.com/fancybox/">http://fancyapps.com/fancybox/</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3cm" fo:margin-right="0cm" fo:margin-top="0cm" fo:margin-bottom="0.212cm" style:contextual-spacing="false" fo:text-align="justify" style:justify-single-word="false" fo:text-indent="0.199cm" style:auto-text-indent="false" style:page-number="auto" fo:background-color="transparent">
        <style:tab-stops/>
        <style:background-image/>
      </style:paragraph-properties>
      <style:text-properties style:font-name="Verdana"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Verdana1" fo:font-size="15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Verdana" fo:font-size="11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Verdana1" fo:font-size="15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21cm" style:contextual-spacing="false" fo:text-indent="0cm" style:auto-text-indent="false" style:page-number="auto"/>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21cm" style:contextual-spacing="false" fo:text-indent="0cm" style:auto-text-indent="false"/>
      <style:text-properties style:font-name="Verdana1"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100%"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Verdana" fo:font-size="11pt"/>
    </style:style>
    <style:style style:name="Contents_20_3" style:display-name="Contents 3"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paragraph-properties>
      <style:text-properties style:font-name="Verdana"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2" fo:font-size="9pt" style:font-size-asian="9pt" style:font-size-complex="9pt"/>
    </style:style>
    <style:style style:name="MT1" style:family="text">
      <style:text-properties style:font-name="Verdana2" fo:font-size="9pt" style:font-size-asian="9pt" style:font-size-complex="9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5</text:chapter>.: <text:chapter text:display="name" text:outline-level="1">Použitá literatúra</text:chapter><text:tab/><text:tab/>Nový dlhodobý viacúčelový sklad úloh na cvičenia</text:p>
      </style:header>
      <style:footer>
        <text:p text:style-name="Footer"><text:tab/><text:span text:style-name="MT1"><text:page-number text:select-page="current">18</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3.6$Windows_x86 LibreOffice_project/5b93205-6e6b3fc-7830f6d-c08ad66-1d9bf4</meta:generator>
    <dc:date>2013-05-04T16:26:38.01</dc:date>
    <meta:editing-duration>PT18H6M22S</meta:editing-duration>
    <meta:editing-cycles>189</meta:editing-cycles>
    <meta:document-statistic meta:table-count="0" meta:image-count="0" meta:object-count="0" meta:page-count="24" meta:paragraph-count="282" meta:word-count="5483" meta:character-count="38255" meta:non-whitespace-character-count="33076"/>
  </office:meta>
</office:document-meta>
</file>